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ffff00" draw:marker-start-width="0.35cm" draw:marker-end-width="0.35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ff00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ff00" draw:marker-start="Arrow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fo:min-height="10.4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0pt" fo:font-weight="bold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4" style:family="text">
      <style:text-properties fo:font-size="20pt" fo:font-weight="bold"/>
    </style:style>
    <style:style style:name="T5" style:family="text">
      <style:text-properties fo:color="#23ff23"/>
    </style:style>
    <style:style style:name="T6" style:family="text">
      <style:text-properties fo:color="#ffcc99"/>
    </style:style>
    <style:style style:name="T7" style:family="text">
      <style:text-properties fo:color="#ffff00" fo:font-size="20pt" fo:font-weight="bold"/>
    </style:style>
    <style:style style:name="T8" style:family="text">
      <style:text-properties fo:font-size="24pt" fo:font-weight="normal"/>
    </style:style>
    <style:style style:name="T9" style:family="text">
      <style:text-properties fo:color="#ffff00" fo:font-size="2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multithreading</presentation:footer-decl>
      <presentation:footer-decl presentation:name="ftr2">CMPTxxxx</presentation:footer-decl>
      <presentation:date-time-decl presentation:name="dtd1" presentation:source="fixed">19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19.1: Multi-threading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9 Ma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Multithreading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Concurrency</text:span> is running multiple tasks at the same time</text:p>
              </text:list-item>
            </text:list>
            <text:list text:style-name="L3">
              <text:list-item>
                <text:list>
                  <text:list-item>
                    <text:p text:style-name="P4">Downloading a file, watching a movie, checking emai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e <text:span text:style-name="T1">server</text:span> talking to multiple clien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hreads</text:span> are individual tasks (objects) that may run concurrentl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</text:span> (master) thread starts and coordinates worker threads</text:p>
                  </text:list-item>
                </text:list>
              </text:list-item>
            </text:list>
            <text:list text:style-name="L3">
              <text:list-item>
                <text:p text:style-name="P3">Multithreading is built-in to Java <text:span text:style-name="T2">≥</text:span><text:span text:style-name="T3">1.5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hread state diagram</text:p>
          </draw:text-box>
        </draw:frame>
        <draw:frame presentation:style-name="pr8" draw:text-style-name="P3" draw:layer="layout" svg:width="17.6cm" svg:height="10.845cm" svg:x="1.4cm" svg:y="4.507cm" presentation:class="outline" presentation:user-transformed="true">
          <draw:text-box>
            <text:list text:style-name="L3">
              <text:list-item>
                <text:p text:style-name="P3">Threads can be in one of four <text:span text:style-name="T1">state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ew</text:span>: not yet initializ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unnable</text:span>: executing its ta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aiting</text:span>: blocked waiting for another th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imed</text:span> waiting: blocked for a fixed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erminated</text:span></text:p>
                  </text:list-item>
                </text:list>
              </text:list-item>
            </text:list>
          </draw:text-box>
        </draw:frame>
        <draw:ellipse draw:style-name="gr2" draw:text-style-name="P6" draw:id="id1" draw:layer="layout" svg:width="4.5cm" svg:height="1.5cm" svg:x="20cm" svg:y="7.5cm">
          <text:p text:style-name="P5"><text:span text:style-name="T4">new</text:span></text:p>
        </draw:ellipse>
        <draw:ellipse draw:style-name="gr2" draw:text-style-name="P6" draw:id="id2" draw:layer="layout" svg:width="4.5cm" svg:height="1.5cm" svg:x="20cm" svg:y="10.5cm">
          <text:p text:style-name="P5"><text:span text:style-name="T4">runnable</text:span></text:p>
        </draw:ellipse>
        <draw:ellipse draw:style-name="gr2" draw:text-style-name="P6" draw:id="id3" draw:layer="layout" svg:width="4.5cm" svg:height="1.5cm" svg:x="13.5cm" svg:y="14cm">
          <text:p text:style-name="P5"><text:span text:style-name="T4">waiting</text:span></text:p>
        </draw:ellipse>
        <draw:ellipse draw:style-name="gr2" draw:text-style-name="P6" draw:id="id4" draw:layer="layout" svg:width="4.5cm" svg:height="1.5cm" svg:x="19.5cm" svg:y="14cm">
          <text:p text:style-name="P5"><text:span text:style-name="T4">timed</text:span></text:p>
        </draw:ellipse>
        <draw:ellipse draw:style-name="gr2" draw:text-style-name="P6" draw:id="id5" draw:layer="layout" svg:width="4.5cm" svg:height="1.5cm" svg:x="23cm" svg:y="16cm">
          <text:p text:style-name="P5"><text:span text:style-name="T4">terminate</text:span></text:p>
        </draw:ellipse>
        <draw:connector draw:style-name="gr3" draw:text-style-name="P7" draw:layer="layout" draw:type="line" svg:x1="22.25cm" svg:y1="9cm" svg:x2="22.25cm" svg:y2="10.5cm" draw:start-shape="id1" draw:start-glue-point="2" draw:end-shape="id2" draw:end-glue-point="0">
          <text:p text:style-name="P1"/>
        </draw:connector>
        <draw:connector draw:style-name="gr4" draw:text-style-name="P7" draw:layer="layout" draw:type="line" svg:x1="22.25cm" svg:y1="12cm" svg:x2="15.75cm" svg:y2="14cm" draw:start-shape="id2" draw:start-glue-point="2" draw:end-shape="id3" draw:end-glue-point="0">
          <text:p text:style-name="P1"/>
        </draw:connector>
        <draw:connector draw:style-name="gr4" draw:text-style-name="P7" draw:layer="layout" draw:type="line" svg:x1="22.25cm" svg:y1="12cm" svg:x2="21.75cm" svg:y2="14cm" draw:start-shape="id2" draw:start-glue-point="2" draw:end-shape="id4" draw:end-glue-point="0">
          <text:p text:style-name="P1"/>
        </draw:connector>
        <draw:connector draw:style-name="gr3" draw:text-style-name="P7" draw:layer="layout" draw:type="line" svg:x1="22.25cm" svg:y1="12cm" svg:x2="25.25cm" svg:y2="16cm" draw:start-shape="id2" draw:start-glue-point="2" draw:end-shape="id5" draw:end-glue-point="0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ask scheduling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API allows a program to <text:span text:style-name="T1">create</text:span> multiple threads</text:p>
              </text:list-item>
            </text:list>
            <text:list text:style-name="L3">
              <text:list-item>
                <text:p text:style-name="P3">But how many threads can run simultaneously depends on how many physical <text:span text:style-name="T1">processors</text:span> you have</text:p>
              </text:list-item>
            </text:list>
            <text:list text:style-name="L3">
              <text:list-item>
                <text:list>
                  <text:list-item>
                    <text:p text:style-name="P4">e.g., dual-core, quad-core SMP</text:p>
                  </text:list-item>
                </text:list>
              </text:list-item>
            </text:list>
            <text:list text:style-name="L3">
              <text:list-item>
                <text:p text:style-name="P3">The <text:span text:style-name="T1">scheduler</text:span> assigns runnable threads to processors</text:p>
              </text:list-item>
            </text:list>
            <text:list text:style-name="L3">
              <text:list-item>
                <text:list>
                  <text:list-item>
                    <text:p text:style-name="P4">Done by the <text:span text:style-name="T1">operating system</text:span>, not the Java V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more threads than processors, scheduler may <text:span text:style-name="T1">preempt</text:span> running threads to allow others to ru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thread has a <text:span text:style-name="T1">priority</text:span> (“nice” valu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Lower priority threads might get <text:span text:style-name="T1">starv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Creating a thread object in Java 1.5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Class <text:span text:style-name="T1">design</text:span>:</text:p>
              </text:list-item>
            </text:list>
            <text:list text:style-name="L3">
              <text:list-item>
                <text:list>
                  <text:list-item>
                    <text:p text:style-name="P4">Each thread is a separate <text:span text:style-name="T1">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xecutor</text:span> (master thread) is another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reated from <text:span text:style-name="T5">mai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thread objects should implement the <text:span text:style-name="T1">interface</text:span> <text:span text:style-name="T5">Runnable</text:span> (java.lang):</text:p>
              </text:list-item>
            </text:list>
            <text:list text:style-name="L3">
              <text:list-item>
                <text:list>
                  <text:list-item>
                    <text:p text:style-name="P4">Define (override) the <text:span text:style-name="T1">method</text:span>: public void <text:span text:style-name="T5">ru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use <text:span text:style-name="T1">utility</text:span> methods in class <text:span text:style-name="T5">Thread</text:span> (java.la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5">Thread.sleep( 100 );</text:span><text:tab/><text:tab/><text:span text:style-name="T6">// timed wait for 100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 presentation:user-transformed="true">
          <draw:text-box>
            <text:p text:style-name="P1">Multithreading keeps GUI responsiv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3">
              <text:list-item>
                <text:p text:style-name="P3">If an event handler (ActionListener) takes a <text:span text:style-name="T1">long</text:span> time to run, the whole GUI is <text:span text:style-name="T1">blocked</text:span> waiting for it</text:p>
              </text:list-item>
            </text:list>
            <text:list text:style-name="L3">
              <text:list-item>
                <text:list>
                  <text:list-item>
                    <text:p text:style-name="P4">Window doesn't even <text:span text:style-name="T1">close</text:span>!</text:p>
                  </text:list-item>
                </text:list>
              </text:list-item>
            </text:list>
            <text:list text:style-name="L3">
              <text:list-item>
                <text:p text:style-name="P3">For long-running callbacks, spawn a separate <text:span text:style-name="T1">thread</text:span></text:p>
              </text:list-item>
            </text:list>
            <text:list text:style-name="L3">
              <text:list-item>
                <text:p text:style-name="P3"><text:span text:style-name="T1">Inner</text:span> (nested) class has access to all the private instance variables: <text:span text:style-name="T1">widgets</text:span>, <text:span text:style-name="T1">graphics</text:span> context, etc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5">public void </text:span><text:span text:style-name="T1">ActionPerformed</text:span><text:span text:style-name="T5">(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acker packerThread = new Packer();</text:span><text:span text:style-name="T5"><text:tab/></text:span><text:span text:style-name="T5"><text:tab/></text:span><text:span text:style-name="T6">// new thre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packerThread.</text:span><text:span text:style-name="T1">start</text:span><text:span text:style-name="T5">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5">private class Packer extends </text:span><text:span text:style-name="T1">Thread</text:span><text:span text:style-name="T5"> {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Example: PrintTask</text:p>
          </draw:text-box>
        </draw:frame>
        <draw:frame presentation:style-name="pr6" draw:text-style-name="P12" draw:layer="layout" svg:width="25.199cm" svg:height="14.30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import java.util.Random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class PrintTask implements </text:span><text:span text:style-name="T7">Runnable</text:span><text:span text:style-name="T4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rivate int sleepTi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rivate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rivate static Random gen = new Random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PrintTask( String name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this.</text:span><text:span text:style-name="T7">name</text:span><text:span text:style-name="T4"> = name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this.</text:span><text:span text:style-name="T7">sleepTime</text:span><text:span text:style-name="T4"> = gen.nextInt( 5000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void run(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System.out.println( name + “: good night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Thread.sleep</text:span><text:span text:style-name="T4">( sleepTime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System.out.println( name <text:s/>+ “: good morning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Managing threads in Java 1.5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executor</text:span> object implements interface <text:span text:style-name="T5">ExecutorService</text:span> (java.util.concurrent):</text:p>
              </text:list-item>
            </text:list>
            <text:list text:style-name="L3">
              <text:list-item>
                <text:list>
                  <text:list-item>
                    <text:p text:style-name="P4">Defines <text:span text:style-name="T1">method</text:span>: public void <text:span text:style-name="T5">execute</text:span>()</text:p>
                  </text:list-item>
                </text:list>
              </text:list-item>
            </text:list>
            <text:list text:style-name="L3">
              <text:list-item>
                <text:p text:style-name="P3">The class <text:span text:style-name="T5">Executors</text:span> (java.util.concurrent) provides static methods to <text:span text:style-name="T1">create</text:span> executo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xecutors.<text:span text:style-name="T5">newFixedThreadPool</text:span>( 3 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reates a new <text:span text:style-name="T5">ExecutorService</text:span> object that can run up to three <text:span text:style-name="T1">threads</text:span> simultaneous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more than three threads are to be executed, the <text:span text:style-name="T5">ExecutorService</text:span> object <text:span text:style-name="T1">queues</text:span> them up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Example: RunnableTester</text:p>
          </draw:text-box>
        </draw:frame>
        <draw:frame presentation:style-name="pr6" draw:text-style-name="P12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import java.util.concurrent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ublic class RunnableTest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public static void main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PrintTask task1 = </text:span><text:span text:style-name="T7">new PrintTask</text:span><text:span text:style-name="T4">( “Thread 1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PrintTask task2 = new PrintTask( “Thread 2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ExecutorService master = Executors.</text:span><text:span text:style-name="T7">newFixedThreadPool</text:span><text:span text:style-name="T4">( 3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master.</text:span><text:span text:style-name="T7">execute</text:span><text:span text:style-name="T4">( task1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master.execute( task2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4">master.</text:span><text:span text:style-name="T7">shutdown</text:span><text:span text:style-name="T4">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8">Master fires up worker threads, then </text:span><text:span text:style-name="T9">quits</text:span></text:p>
              </text:list-item>
            </text:list>
            <text:list text:style-name="L3">
              <text:list-item>
                <text:p text:style-name="P13"><text:span text:style-name="T8">Worker threads </text:span><text:span text:style-name="T9">continue</text:span><text:span text:style-name="T8"> running afterwar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6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6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6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3-19T15:47:50</dc:date>
    <meta:editing-cycles>140</meta:editing-cycles>
    <meta:editing-duration>P5DT7H15M42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